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rsid="000ce7db" officeooo:paragraph-rsid="000ce7db"/>
    </style:style>
    <style:style style:name="P2" style:family="paragraph" style:parent-style-name="Text_20_body" style:list-style-name="L2">
      <style:paragraph-properties fo:text-align="start" style:justify-single-word="false"/>
      <style:text-properties officeooo:rsid="000ce7db" officeooo:paragraph-rsid="000ce7db"/>
    </style:style>
    <style:style style:name="P3" style:family="paragraph" style:parent-style-name="Text_20_body">
      <style:paragraph-properties fo:text-align="start" style:justify-single-word="false"/>
      <style:text-properties officeooo:paragraph-rsid="000ce7db"/>
    </style:style>
    <style:style style:name="P4" style:family="paragraph" style:parent-style-name="Title">
      <style:text-properties officeooo:rsid="000ce7db" officeooo:paragraph-rsid="000ce7db"/>
    </style:style>
    <style:style style:name="P5" style:family="paragraph" style:parent-style-name="Heading_20_1">
      <style:paragraph-properties fo:text-align="center" style:justify-single-word="false"/>
      <style:text-properties officeooo:rsid="000ce7db" officeooo:paragraph-rsid="000ce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backlog 4.02-11.02</text:p>
      <text:h text:style-name="P5" text:outline-level="1">Tasks planned for this sprint:</text:h>
      <text:list xml:id="list2272312106184473126" text:style-name="L1">
        <text:list-item>
          <text:p text:style-name="P1">Set up a version control for the project</text:p>
        </text:list-item>
        <text:list-item>
          <text:p text:style-name="P1">Program that extracts information from MIDI files</text:p>
        </text:list-item>
        <text:list-item>
          <text:p text:style-name="P1">Further research on RNNs and LSTMs</text:p>
        </text:list-item>
      </text:list>
      <text:h text:style-name="P5" text:outline-level="1">What has been done this sprint:</text:h>
      <text:p text:style-name="P3"/>
      <text:list xml:id="list2108480078464013974" text:style-name="L2">
        <text:list-item>
          <text:p text:style-name="P2">A repository on github has been made.</text:p>
        </text:list-item>
        <text:list-item>
          <text:p text:style-name="P2">A program that reads a MIDI file and lists all of the note on/note off events from the first track in a text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34:44.782000000</meta:creation-date>
    <dc:date>2020-02-11T12:42:56.292000000</dc:date>
    <meta:editing-duration>PT8M11S</meta:editing-duration>
    <meta:editing-cycles>1</meta:editing-cycles>
    <meta:document-statistic meta:table-count="0" meta:image-count="0" meta:object-count="0" meta:page-count="1" meta:paragraph-count="8" meta:word-count="71" meta:character-count="365" meta:non-whitespace-character-count="307"/>
    <meta:generator>LibreOffice/4.4.3.2$Windows_x86 LibreOffice_project/88805f81e9fe61362df02b9941de8e38a9b5fd16</meta:generator>
  </office:meta>
</office:document-meta>
</file>